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499cm"/>
    </style:style>
    <style:style style:name="P2" style:family="paragraph" style:parent-style-name="Standard">
      <style:paragraph-properties fo:line-height="0.4cm"/>
    </style:style>
    <style:style style:name="P3" style:family="paragraph" style:parent-style-name="Standard">
      <style:paragraph-properties fo:line-height="0.4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line-height="0.4cm"/>
      <style:text-properties style:font-name="Arial" style:font-name-complex="Arial"/>
    </style:style>
    <style:style style:name="P5" style:family="paragraph" style:parent-style-name="Standard">
      <style:paragraph-properties fo:line-height="0.4cm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line-height="0.4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7" style:family="paragraph" style:parent-style-name="Standard">
      <style:paragraph-properties fo:line-height="0.499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line-height="0.4cm"/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paragraph-properties fo:line-height="0.4cm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line-height="0.4cm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line-height="0.4cm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line-height="0.4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Footer"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top="0cm" fo:margin-bottom="0.199cm"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top="0cm" fo:margin-bottom="0.199cm" fo:line-height="0.4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margin-top="0cm" fo:margin-bottom="0.199cm" fo:line-height="0.499cm"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line-height="0.4cm" fo:padding="0.074cm" fo:border-left="none" fo:border-right="none" fo:border-top="none" fo:border-bottom="0.035cm solid #000000" style:join-border="false"/>
    </style:style>
    <style:style style:name="P19" style:family="paragraph" style:parent-style-name="Standard">
      <style:paragraph-properties fo:line-height="0.4cm"/>
      <style:text-properties style:font-name="Arial" fo:font-weight="normal" style:font-weight-asian="normal" style:font-name-complex="Arial" style:font-weight-complex="normal"/>
    </style:style>
    <style:style style:name="P20" style:family="paragraph"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5" style:family="text">
      <style:text-properties style:font-name="Arial" fo:font-weight="normal" style:font-weight-asian="normal" style:font-name-complex="Ari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gr1" style:family="graphic">
      <style:graphic-properties loext:allow-overlap="true"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ate: </text:span><text:span text:style-name="T3">__/__ /202__ </text:span><text:span text:style-name="T2">Time:</text:span><text:span text:style-name="T3">__:__to__:__ </text:span><text:span text:style-name="T2">Height</text:span><text:span text:style-name="T3">:____cm </text:span><text:span text:style-name="T2">Weight</text:span><text:span text:style-name="T3">:____ kg </text:span><text:span text:style-name="T2">Arm length</text:span><text:span text:style-name="T3">:____cm</text:span></text:p>
      <text:p text:style-name="P3"><draw:frame draw:style-name="fr1" draw:name="Frame1" text:anchor-type="char" svg:x="11.758cm" svg:y="0.358cm" svg:width="0.467cm" svg:height="0.467cm" draw:z-index="0"><draw:text-box><text:p text:style-name="Frame_20_contents"/></draw:text-box></draw:frame><draw:frame draw:style-name="fr1" draw:name="Frame2" text:anchor-type="char" svg:x="15.034cm" svg:y="0.351cm" svg:width="0.467cm" svg:height="0.49cm" draw:z-index="1"><draw:text-box><text:p text:style-name="Frame_20_contents"/></draw:text-box></draw:frame><draw:frame draw:style-name="fr1" draw:name="Frame3" text:anchor-type="char" svg:x="9.911cm" svg:y="0.321cm" svg:width="0.467cm" svg:height="0.49cm" draw:z-index="2"><draw:text-box><text:p text:style-name="Frame_20_contents"/></draw:text-box></draw:frame></text:p>
      <text:p text:style-name="P2"><text:span text:style-name="T2">Researcher(s): <text:s/>____</text:span><text:span text:style-name="T3">/ ____ /____ / ____ <text:s text:c="2"/></text:span><text:span text:style-name="T2">Consent <text:tab/> <text:s text:c="3"/>Safety <text:s text:c="5"/>Data backup <text:s/></text:span></text:p>
      <text:p text:style-name="P4">________________________________________________________________________</text:p>
      <text:p text:style-name="P4"/>
      <text:p text:style-name="P15">EQUIPMENT AND RECORDINGS</text:p>
      <text:p text:style-name="P2"><text:span text:style-name="T2">TMS:</text:span><text:span text:style-name="T3"><text:tab/><text:tab/>BiStim / BiStim_Mode (---) / Magstim Rapid^2 / Other____________</text:span></text:p>
      <text:p text:style-name="P4"/>
      <text:p text:style-name="P2"><text:span text:style-name="T2">Coil(s):</text:span><text:span text:style-name="T3"><text:tab/>Large fig-8 flat / Small fig-8 flat / Small fig-8 branding / Double cone</text:span></text:p>
      <text:p text:style-name="P4"/>
      <text:p text:style-name="P2"><text:span text:style-name="T2">Muscle1:</text:span><text:span text:style-name="T3"><text:tab/>FDI / The / ADM / FDS / EDC / Brac / Tri / Del / Pec / BB / Other______ L | R</text:span></text:p>
      <text:p text:style-name="P5"/>
      <text:p text:style-name="P2"><text:span text:style-name="T2">Muscle2:</text:span><text:span text:style-name="T3"><text:tab/>FDI / The / ADM / FDS / EDC / Brac / Tri / Del / Pec / BB / Other______ L | R</text:span></text:p>
      <text:p text:style-name="P5"/>
      <text:p text:style-name="P2"><text:span text:style-name="T2">Muscle3:</text:span><text:span text:style-name="T3"><text:tab/>FDI / The / ADM / FDS / EDC / Brac / Tri / Del / Pec / BB / Other______ L | R</text:span></text:p>
      <text:p text:style-name="P5"/>
      <text:p text:style-name="P2"><text:span text:style-name="T2">Muscle4:</text:span><text:span text:style-name="T3"><text:tab/>FDI / The / ADM / FDS / EDC / Brac / Tri / Del / Pec / BB / Other______ L | R</text:span></text:p>
      <text:p text:style-name="P4">________________________________________________________________________</text:p>
      <text:p text:style-name="P4"/>
      <text:p text:style-name="P15">THRESHOLDS</text:p>
      <text:p text:style-name="P2"><text:span text:style-name="T2">Method:<text:tab/></text:span><text:span text:style-name="T3">MEPs&gt;0.05mV / P</text:span><text:span text:style-name="T5">EST / </text:span><text:span text:style-name="T3">Visible twitch / Approximate / Other____________</text:span></text:p>
      <text:p text:style-name="P5"/>
      <text:p text:style-name="P2"><text:span text:style-name="T2">Muscle:</text:span><text:span text:style-name="T3"><text:tab/>FDI / The / ADM / FDS / EDC / Brac / Tri / Del / Pec / Bic / Other______ L | R</text:span></text:p>
      <text:p text:style-name="P4"/>
      <text:p text:style-name="P2"><text:span text:style-name="T2">Head: </text:span><text:span text:style-name="T3">_____cm nas-in <text:s text:c="3"/>_____cm L-R ear <text:s text:c="3"/>_____cm N-E-I <text:s text:c="2"/></text:span><text:span text:style-name="T2">Ethnicity</text:span><text:span text:style-name="T3">:______________</text:span></text:p>
      <text:p text:style-name="P2"/>
      <text:p text:style-name="P2"><text:span text:style-name="T2">*Reference</text:span><text:span text:style-name="T3">:<text:tab/>Vertex<text:tab/><text:tab/>Inion<text:tab/><text:tab/>Other______________</text:span></text:p>
      <text:p text:style-name="P4"/>
      <text:p text:style-name="P2"><text:span text:style-name="T2">Location:</text:span><text:span text:style-name="T3"><text:tab/>L / mid / R _________; ____cm RIGHT*, <text:s/>____cm FORWARD* of </text:span><text:span text:style-name="T2">Reference</text:span></text:p>
      <text:p text:style-name="P5"/>
      <text:p text:style-name="P2"><text:span text:style-name="T2">Thresholds measured<text:tab/> <text:s text:c="22"/>Intensity <text:s text:c="4"/>Criterion </text:span><text:span text:style-name="T3">(e.g., 5/10) <text:s text:c="4"/></text:span><text:span text:style-name="T2">Orientation</text:span></text:p>
      <text:p text:style-name="P2"><draw:custom-shape text:anchor-type="char" draw:z-index="3" draw:name="Shape 1" draw:style-name="gr1" draw:text-style-name="P20" svg:width="0.5cm" svg:height="0.5cm" svg:x="15.409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" draw:name="Shape 2" draw:style-name="gr1" draw:text-style-name="P20" svg:width="0.5cm" svg:height="0.5cm" svg:x="15.409cm" svg:y="1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Rest / Iso___% / Mov 0.05 / 0.20 / 1mV <text:s text:c="2"/>____ % MSO <text:s text:c="2"/>__/__; <text:s/>mean of ___; <text:s text:c="2"/></text:p>
      <text:p text:style-name="P6"><draw:custom-shape text:anchor-type="char" draw:z-index="5" draw:name="Shape 3" draw:style-name="gr1" draw:text-style-name="P20" svg:width="0.5cm" svg:height="0.5cm" svg:x="15.409cm" svg:y="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Rest / Iso___% / Mov 0.05 / 0.20 / 1mV <text:s text:c="2"/>____ % MSO <text:s text:c="2"/>__/__; <text:s/>mean of ___; </text:p>
      <text:p text:style-name="P6"/>
      <text:p text:style-name="P4">Rest / Iso___% / Mov 0.05 / 0.20 / 1mV <text:s text:c="2"/>____ % MSO <text:s text:c="2"/>__/__; <text:s/>mean of ___; </text:p>
      <text:p text:style-name="P8"/>
      <text:p text:style-name="P4"><draw:custom-shape text:anchor-type="char" draw:z-index="6" draw:name="Shape 4" draw:style-name="gr1" draw:text-style-name="P20" svg:width="0.5cm" svg:height="0.5cm" svg:x="15.409cm" svg:y="-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Other____________ <text:s/>0.05 / 0.20 / 1mV <text:s text:c="2"/>____ % MSO <text:s text:c="2"/>__/__; <text:s/>mean of ___; </text:p>
      <text:p text:style-name="P9">________________________________________________________________________</text:p>
      <text:p text:style-name="P12"/>
      <text:p text:style-name="P11">NERVE THRESHOLDS</text:p>
      <text:p text:style-name="P11"/>
      <text:p text:style-name="P2"><text:span text:style-name="T2">Nerve: </text:span><text:span text:style-name="T5">Median/Ulnar/Radial/Other____ L | R; Sensory:___mA; M-WAVE:___mA; Twitch___mA</text:span></text:p>
      <text:p text:style-name="P19"/>
      <text:p text:style-name="P2"><text:span text:style-name="T2">Nerve: </text:span><text:span text:style-name="T5">Median/Ulnar/Radial/Other____ L | R; Sensory:___mA; M-WAVE:___mA; Twitch___mA</text:span></text:p>
      <text:p text:style-name="P19"/>
      <text:p text:style-name="P2"><text:span text:style-name="T2">Nerve: </text:span><text:span text:style-name="T5">Median/Ulnar/Radial/Other____ L | R; Sensory:___mA; M-WAVE:___mA; Twitch___mA</text:span></text:p>
      <text:p text:style-name="P19"/>
      <text:p text:style-name="P18"><text:span text:style-name="T2">Nerve: </text:span><text:span text:style-name="T5">Median/Ulnar/Radial/Other____ L | R; Sensory:___mA; M-WAVE:___mA; Twitch___mA</text:span></text:p>
      <text:p text:style-name="P11"/>
      <text:p text:style-name="P11"/>
      <text:p text:style-name="P11">NOTES, OBSERVATIONS</text:p>
      <text:p text:style-name="P10">____________________________________________________________________________</text:p>
      <text:p text:style-name="P10"/>
      <text:p text:style-name="P16">_________________________________________________________________</text:p>
      <text:p text:style-name="P10"/>
      <text:p text:style-name="P10">____________________________________________________________________________</text:p>
      <text:p text:style-name="P13"/>
      <text:p text:style-name="P17"/>
      <text:p text:style-name="P15">EXPERIMENT</text:p>
      <text:p text:style-name="P15"/>
      <text:p text:style-name="P2"><text:span text:style-name="T2">TMS Type: <text:s/></text:span><text:span text:style-name="T3">Single pulse / Paired pulse / rTMS: ____Hz, ____ s <text:s text:c="5"/>Single coil / Dual coil</text:span></text:p>
      <text:p text:style-name="P2"/>
      <text:p text:style-name="P1"><text:span text:style-name="T2">TMS intensity1:<text:tab/>_______ </text:span><text:span text:style-name="T3">% MSO<text:tab/></text:span><text:span text:style-name="T2">_______ </text:span><text:span text:style-name="T3">% of RMT / AMT <text:tab/> <text:s/>____dB <text:s/>__ /10 annoy</text:span></text:p>
      <text:p text:style-name="P1"><text:span text:style-name="T2">TMS intensity2:<text:tab/>_______ </text:span><text:span text:style-name="T3">% MSO<text:tab/></text:span><text:span text:style-name="T2">_______ </text:span><text:span text:style-name="T3">% of RMT / AMT <text:s text:c="2"/>____dB <text:s text:c="2"/>__/10 annoy</text:span></text:p>
      <text:p text:style-name="P1"><text:span text:style-name="T2">TMS intensity3:<text:tab/>_______ </text:span><text:span text:style-name="T3">% MSO<text:tab/></text:span><text:span text:style-name="T2">_______ </text:span><text:span text:style-name="T3">% of RMT / AMT <text:s text:c="2"/>____dB <text:s text:c="2"/>__/10 annoy</text:span></text:p>
      <text:p text:style-name="P1"><draw:custom-shape text:anchor-type="char" draw:z-index="7" draw:name="Shape 5" draw:style-name="gr1" draw:text-style-name="P20" svg:width="0.5cm" svg:height="0.5cm" svg:x="16.335cm" svg:y="0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8" draw:name="Shape 6" draw:style-name="gr1" draw:text-style-name="P20" svg:width="0.5cm" svg:height="0.5cm" svg:x="16.335cm" svg:y="0.9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span text:style-name="T2">TMS location1:</text:span><text:span text:style-name="T3"> L / Mid / R Site:___________, <text:s/>___cm RIGHT <text:s/>____cm FORWARD*</text:span></text:p>
      <text:p text:style-name="P1"><draw:custom-shape text:anchor-type="char" draw:z-index="9" draw:name="Shape 7" draw:style-name="gr1" draw:text-style-name="P20" svg:width="0.5cm" svg:height="0.5cm" svg:x="16.335cm" svg:y="0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TMS location2:</text:span><text:span text:style-name="T3"> L / Mid / R Site:___________, <text:s/>___cm RIGHT <text:s/>____cm FORWARD</text:span><text:span text:style-name="T2">*</text:span></text:p>
      <text:p text:style-name="P1"><text:span text:style-name="T2">TMS location3: </text:span><text:span text:style-name="T5">L / Mid / R Site:___________, <text:s/>___cm RIGHT <text:s/>____cm FORWARD*</text:span></text:p>
      <text:p text:style-name="P7"/>
      <text:p text:style-name="P1"><text:span text:style-name="T2">N blocks: ____ N trials per block: ____ N pulses per trial: ____ Total pulses:_______</text:span><text:span text:style-name="T4"> </text:span></text:p>
      <text:p text:style-name="P10"/>
      <text:p text:style-name="P11"/>
      <text:p text:style-name="P11">NOTES, OBSERVATIONS</text:p>
      <text:p text:style-name="P10">____________________________________________________________________________</text:p>
      <text:p text:style-name="P10"/>
      <text:p text:style-name="P10"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499cm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style:font-name-complex="Arial"/>
    </style:style>
    <style:style style:name="MT4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</text:span><text:span text:style-name="MT1">MultiLab</text:span><text:span text:style-name="MT1"> protocol </text:span><text:span text:style-name="MT1">sheet</text:span><text:span text:style-name="MT1"><text:tab/><text:tab/></text:span><text:span text:style-name="MT2">P</text:span><text:span text:style-name="MT3">_____ </text:span><text:span text:style-name="MT2">E</text:span><text:span text:style-name="MT3">_____ </text:span><text:span text:style-name="MT2">S</text:span><text:span text:style-name="MT3">_____ </text:span><text:span text:style-name="MT2">ID</text:span><text:span text:style-name="MT3">_______ </text:span><text:span text:style-name="MT2">V</text:span><text:span text:style-name="MT3">_____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10:14:00</meta:creation-date>
    <dc:date>2024-09-10T17:43:09.62</dc:date>
    <meta:editing-cycles>32</meta:editing-cycles>
    <meta:editing-duration>PT1H1M32S</meta:editing-duration>
    <meta:generator>OpenOffice/4.1.15$Win32 OpenOffice.org_project/4115m2$Build-9813</meta:generator>
    <meta:document-statistic meta:character-count="3218" meta:image-count="0" meta:object-count="0" meta:page-count="2" meta:paragraph-count="46" meta:table-count="0" meta:word-count="449"/>
  </office:meta>
</office:document-meta>
</file>